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 Sans" svg:font-family="'Open Sans',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fo:color="#000000" style:font-name="Open Sans"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Es sei wohl nicht notwendig eine Firma zu Gründen noch ein Kleingewerbe anzumelden.</text:span><text:line-break/><text:span text:style-name="T1">Eine Firma (=juristische Person) zu gründen, ist auf jeden Fall nicht notwendig.</text:span><text:line-break/><text:span text:style-name="T1">Ein Gewerbe (oder Kleingewerbe) anzumelden (mit der Folge, dass man steuerlich (neu) erfasst wird, evtl. mit einer neuen Steuernummer und Umsatzsteuernummer) ist dann notwendig, wenn die Person eine Tätigkeit, die auf eigene Rechnung, eigene Verantwortung und auf eine gewisse Dauer mit Gewinnerzielungsabsicht betrieben will. Falls das eine einmalige Angelegenheit ist, z. B. eine Beratung, dann braucht man keine Gewerbeanmeldung. Hier wird das FA sicher hinterfragen, ob das tatsächlich eine einmalige Beratung war, weil das Honorar sehr hoch ist.</text:span><text:line-break/><text:span text:style-name="T1">Möglicherweise kommt ein Kleingewerbe in Frage, die sich von dem Gewerbe nur dadurch unterscheidet, dass man keine USt berechnet. Das muss man aber beim FA beantragen, Die Voraussetzungen sind hier beschrieben:</text:span><text:line-break/><text:span text:style-name="T1">https://de.wikipedia.org/wiki/Kleinunternehmerregelung_(Deutschland)</text:span><text:line-break/><text:span text:style-name="T1">Man würde wiederum keine Gewerbeanmeldung brauchen, wenn man Freiberufler ist. Was Freiberufler ist, lesen Sie hier:</text:span><text:line-break/><text:span text:style-name="T1">https://de.wikipedia.org/wiki/Freier_Beruf_(Deutschland)</text:span><text:line-break/><text:span text:style-name="T1">Man wird aber immer noch eine steuerliche Erfassung der Tätigkeit(s.o.) beim FA anmelden müssen.</text:span><text:line-break/><text:span text:style-name="T1">2.Ist diese Aussage (dass die Rechnung, die sie dafür stellen würde</text:span><text:line-break/><text:span text:style-name="T1">(im fünfstelligen Bereich ) beim Finanzamt wohl einmalig angemeldet werden könnte und somit nach erfolgter Anmeldung die Versteuerung etc. über ihre persönliche Einkommenssteuer erfolgt) so richtig</text:span><text:line-break/><text:span text:style-name="T1">Ich habe aus Ihrer Schilderung nicht ganz verstanden, wer die Rechnung beim FA einreichen soll. Das wird wohl Ihr Berater sein und nicht Sie. Außerdem ist es schon längst so, dass man beim FA keine Rechnungen einreicht oder Belege überhaupt, sondern nur aus Aufforderung (selten). Ihr Berater wird eine Steuererklärung machen und die Einkünfte aus der Tätigkeit eingeben und über seine persönliche Einkommenssteuer versteuern. Das ist unabhängig davon, ob er Gewerbebetreibender oder Freiberufler ist bzw. sein muss.</text:span><text:line-break/><text:span text:style-name="T1">2. und sehen Sie evtl. eine andere Lösung ?</text:span><text:line-break/><text:span text:style-name="T1">So wie ich verstehe, geht es darum, dass Ihr Berater kein Einkommen hat, das ihm von Renteneinkünften abgezogen wird und Ihnen, dass Sie seine Kosten als Betriebsausgaben geltend machen können. Für eine Lösung ist mir zu wenig Info. Grundsätzlich kommen in Betracht, eine Firma Gründung, eine Anstellung als Arbeitnehmer oder eine Nebengewerbeanmeldung.</text:span><text:line-break/><text:line-break/><text:line-break/><text:line-break/><text:line-break/><text:line-break/><text:span text:style-name="T1">Ich hoffe, Ihre Frage verständlich beantwortet zu haben und bedanke mich für das entgegengebrachte Vertrauen. Bei Unklarheiten können Sie die kostenlose Nachfragefunktion benutzen.</text:span><text:line-break/><text:line-break/><text:span text:style-name="T1">Mit freundlichen Grüße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 Sans" svg:font-family="'Open Sans',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8T17:42:25.073132810</meta:creation-date>
    <dc:date>2022-05-18T18:06:18.280602109</dc:date>
    <meta:editing-duration>PT13M43S</meta:editing-duration>
    <meta:editing-cycles>1</meta:editing-cycles>
    <meta:document-statistic meta:table-count="0" meta:image-count="0" meta:object-count="0" meta:page-count="1" meta:paragraph-count="1" meta:word-count="367" meta:character-count="2660" meta:non-whitespace-character-count="2288"/>
    <meta:generator>LibreOffice/6.4.7.2$Linux_X86_64 LibreOffice_project/40$Build-2</meta:generator>
  </office:meta>
</office:document-meta>
</file>